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09ac" officeooo:paragraph-rsid="000409ac"/>
    </style:style>
    <style:style style:name="P2" style:family="paragraph" style:parent-style-name="Standard">
      <style:text-properties officeooo:rsid="00053434" officeooo:paragraph-rsid="00053434"/>
    </style:style>
    <style:style style:name="P3" style:family="paragraph" style:parent-style-name="Standard">
      <style:text-properties officeooo:rsid="0007ffc6" officeooo:paragraph-rsid="0007ffc6"/>
    </style:style>
    <style:style style:name="P4" style:family="paragraph" style:parent-style-name="Standard">
      <style:text-properties fo:font-size="18pt" fo:font-weight="bold" officeooo:rsid="0007ffc6" officeooo:paragraph-rsid="0007ffc6" style:font-weight-asian="bold" style:font-weight-complex="bold"/>
    </style:style>
    <style:style style:name="P5" style:family="paragraph" style:parent-style-name="Standard">
      <style:text-properties fo:font-size="18pt" officeooo:rsid="000409ac" officeooo:paragraph-rsid="000409ac"/>
    </style:style>
    <style:style style:name="P6" style:family="paragraph" style:parent-style-name="Standard">
      <style:text-properties fo:font-size="18pt" officeooo:rsid="000409ac" officeooo:paragraph-rsid="000f66fc"/>
    </style:style>
    <style:style style:name="P7" style:family="paragraph" style:parent-style-name="Standard">
      <style:text-properties officeooo:rsid="000918d3" officeooo:paragraph-rsid="000918d3"/>
    </style:style>
    <style:style style:name="P8" style:family="paragraph" style:parent-style-name="Standard">
      <style:text-properties officeooo:rsid="000a1ceb" officeooo:paragraph-rsid="000a1ceb"/>
    </style:style>
    <style:style style:name="P9" style:family="paragraph" style:parent-style-name="Standard">
      <style:text-properties officeooo:rsid="000e3170" officeooo:paragraph-rsid="000e3170"/>
    </style:style>
    <style:style style:name="P10" style:family="paragraph" style:parent-style-name="Standard">
      <style:text-properties fo:font-weight="bold" officeooo:rsid="0007ffc6" officeooo:paragraph-rsid="0007ffc6" style:font-weight-asian="bold" style:font-weight-complex="bold"/>
    </style:style>
    <style:style style:name="P11" style:family="paragraph" style:parent-style-name="Standard">
      <style:text-properties fo:font-size="20pt" officeooo:rsid="000918d3" officeooo:paragraph-rsid="000918d3"/>
    </style:style>
    <style:style style:name="P12" style:family="paragraph" style:parent-style-name="Standard">
      <style:text-properties fo:font-size="20pt" officeooo:rsid="000409ac" officeooo:paragraph-rsid="000409ac"/>
    </style:style>
    <style:style style:name="P13" style:family="paragraph" style:parent-style-name="Standard">
      <style:text-properties fo:font-size="20pt" officeooo:rsid="000409ac" officeooo:paragraph-rsid="0015231d"/>
    </style:style>
    <style:style style:name="P14" style:family="paragraph" style:parent-style-name="Standard">
      <style:text-properties fo:font-size="12pt" style:text-underline-style="none" officeooo:rsid="000f66fc" officeooo:paragraph-rsid="000f66fc"/>
    </style:style>
    <style:style style:name="P15" style:family="paragraph" style:parent-style-name="Standard">
      <style:text-properties fo:font-size="12pt" style:text-underline-style="none" officeooo:rsid="000f66fc" officeooo:paragraph-rsid="001264ea"/>
    </style:style>
    <style:style style:name="P16" style:family="paragraph" style:parent-style-name="Standard">
      <style:text-properties fo:font-size="12pt" style:text-underline-style="none" officeooo:rsid="00100c83" officeooo:paragraph-rsid="00100c83"/>
    </style:style>
    <style:style style:name="P17" style:family="paragraph" style:parent-style-name="Standard">
      <style:text-properties fo:font-size="12pt" style:text-underline-style="none" officeooo:rsid="00109374" officeooo:paragraph-rsid="00109374"/>
    </style:style>
    <style:style style:name="P18" style:family="paragraph" style:parent-style-name="Standard">
      <style:text-properties fo:font-size="12pt" style:text-underline-style="none" fo:font-weight="bold" officeooo:rsid="00109374" officeooo:paragraph-rsid="00109374" style:font-weight-asian="bold" style:font-weight-complex="bold"/>
    </style:style>
    <style:style style:name="P19" style:family="paragraph" style:parent-style-name="Standard">
      <style:text-properties fo:font-size="12pt" style:text-underline-style="none" fo:font-weight="bold" officeooo:rsid="000f66fc" officeooo:paragraph-rsid="001264ea" style:font-weight-asian="bold" style:font-weight-complex="bold"/>
    </style:style>
    <style:style style:name="P20" style:family="paragraph" style:parent-style-name="Standard">
      <style:text-properties fo:font-size="12pt" style:text-underline-style="none" fo:font-weight="normal" officeooo:rsid="001341d1" officeooo:paragraph-rsid="001341d1" style:font-weight-asian="normal" style:font-weight-complex="normal"/>
    </style:style>
    <style:style style:name="P21" style:family="paragraph" style:parent-style-name="Standard">
      <style:text-properties fo:font-size="12pt" style:text-underline-style="none" fo:font-weight="normal" officeooo:rsid="0015231d" officeooo:paragraph-rsid="0015231d" style:font-weight-asian="normal" style:font-weight-complex="normal"/>
    </style:style>
    <style:style style:name="P22" style:family="paragraph" style:parent-style-name="Standard">
      <style:text-properties fo:font-size="12pt" style:text-underline-style="none" fo:font-weight="normal" officeooo:rsid="001589b1" officeooo:paragraph-rsid="001589b1" style:font-weight-asian="normal" style:font-weight-complex="normal"/>
    </style:style>
    <style:style style:name="P23" style:family="paragraph" style:parent-style-name="Standard">
      <style:text-properties fo:font-size="12pt" style:text-underline-style="none" fo:font-weight="normal" officeooo:rsid="0015cc48" officeooo:paragraph-rsid="0015cc48" style:font-weight-asian="normal" style:font-weight-complex="normal"/>
    </style:style>
    <style:style style:name="P24" style:family="paragraph" style:parent-style-name="Standard">
      <style:text-properties fo:font-size="12pt" style:text-underline-style="none" fo:font-weight="normal" officeooo:rsid="00167e56" officeooo:paragraph-rsid="00167e56" style:font-weight-asian="normal" style:font-weight-complex="normal"/>
    </style:style>
    <style:style style:name="P25" style:family="paragraph" style:parent-style-name="Standard">
      <style:text-properties fo:font-size="12pt" style:text-underline-style="none" fo:font-weight="normal" officeooo:rsid="0017f2de" officeooo:paragraph-rsid="0017f2de" style:font-weight-asian="normal" style:font-weight-complex="normal"/>
    </style:style>
    <style:style style:name="P26" style:family="paragraph" style:parent-style-name="Standard">
      <style:text-properties fo:font-size="12pt" style:text-underline-style="none" fo:font-weight="normal" officeooo:rsid="00198cba" officeooo:paragraph-rsid="00198cba" style:font-weight-asian="normal" style:font-weight-complex="normal"/>
    </style:style>
    <style:style style:name="P27" style:family="paragraph" style:parent-style-name="Standard">
      <style:text-properties fo:font-size="12pt" style:text-underline-style="none" fo:font-weight="normal" officeooo:rsid="001a2978" officeooo:paragraph-rsid="001a2978" style:font-weight-asian="normal" style:font-weight-complex="normal"/>
    </style:style>
    <style:style style:name="P28" style:family="paragraph" style:parent-style-name="Standard">
      <style:text-properties fo:font-size="12pt" style:text-underline-style="none" fo:font-weight="normal" officeooo:rsid="001b77b3" officeooo:paragraph-rsid="001a2978" style:font-weight-asian="normal" style:font-weight-complex="normal"/>
    </style:style>
    <style:style style:name="P29" style:family="paragraph" style:parent-style-name="Standard">
      <style:text-properties fo:font-size="12pt" style:text-underline-style="none" fo:font-weight="normal" officeooo:rsid="001b77b3" officeooo:paragraph-rsid="001b77b3" style:font-weight-asian="normal" style:font-weight-complex="normal"/>
    </style:style>
    <style:style style:name="P30" style:family="paragraph" style:parent-style-name="Standard">
      <style:text-properties fo:font-size="12pt" style:text-underline-style="none" fo:font-weight="normal" officeooo:rsid="002dac3b" officeooo:paragraph-rsid="002dac3b" style:font-weight-asian="normal" style:font-weight-complex="normal"/>
    </style:style>
    <style:style style:name="P31" style:family="paragraph" style:parent-style-name="Standard">
      <style:text-properties fo:font-size="12pt" style:text-underline-style="none" fo:font-weight="normal" officeooo:rsid="002c8006" officeooo:paragraph-rsid="002c8006" style:font-weight-asian="normal" style:font-weight-complex="normal"/>
    </style:style>
    <style:style style:name="P32" style:family="paragraph" style:parent-style-name="Standard">
      <style:text-properties fo:font-size="12pt" style:text-underline-style="none" fo:font-weight="normal" officeooo:rsid="002e487c" officeooo:paragraph-rsid="002e487c" style:font-weight-asian="normal" style:font-weight-complex="normal"/>
    </style:style>
    <style:style style:name="P33" style:family="paragraph" style:parent-style-name="Standard">
      <style:text-properties fo:font-size="12pt" officeooo:rsid="00109374" officeooo:paragraph-rsid="001264ea"/>
    </style:style>
    <style:style style:name="P34" style:family="paragraph" style:parent-style-name="Standard">
      <style:text-properties fo:font-size="12pt" style:text-underline-style="solid" style:text-underline-width="auto" style:text-underline-color="font-color" fo:font-weight="bold" officeooo:rsid="0015231d" officeooo:paragraph-rsid="001f3eae" style:font-weight-asian="bold" style:font-weight-complex="bold"/>
    </style:style>
    <style:style style:name="P35" style:family="paragraph" style:parent-style-name="Standard">
      <style:text-properties fo:font-size="6pt" style:text-underline-style="none" fo:font-weight="bold" officeooo:rsid="00109374" officeooo:paragraph-rsid="00109374" style:font-weight-asian="bold" style:font-weight-complex="bold"/>
    </style:style>
    <style:style style:name="P36" style:family="paragraph" style:parent-style-name="Standard">
      <style:text-properties fo:font-size="6pt" style:text-underline-style="none" fo:font-weight="bold" officeooo:rsid="00109374" officeooo:paragraph-rsid="001f3eae" style:font-weight-asian="bold" style:font-weight-complex="bold"/>
    </style:style>
    <style:style style:name="P37" style:family="paragraph" style:parent-style-name="Standard">
      <style:paragraph-properties fo:break-before="page"/>
      <style:text-properties fo:font-size="18pt" officeooo:rsid="000409ac" officeooo:paragraph-rsid="000409ac"/>
    </style:style>
    <style:style style:name="P38" style:family="paragraph" style:parent-style-name="Standard">
      <style:paragraph-properties fo:break-before="page"/>
      <style:text-properties fo:font-size="18pt" officeooo:rsid="000409ac" officeooo:paragraph-rsid="000f66fc"/>
    </style:style>
    <style:style style:name="P39" style:family="paragraph" style:parent-style-name="Standard">
      <style:text-properties fo:font-size="18pt" officeooo:rsid="000409ac" officeooo:paragraph-rsid="00310d24"/>
    </style:style>
    <style:style style:name="P40" style:family="paragraph" style:parent-style-name="Standard">
      <style:text-properties fo:font-size="12pt" style:text-underline-style="none" fo:font-weight="normal" officeooo:rsid="00310d24" officeooo:paragraph-rsid="00310d24" style:font-weight-asian="normal" style:font-weight-complex="normal"/>
    </style:style>
    <style:style style:name="P41" style:family="paragraph" style:parent-style-name="Standard">
      <style:text-properties fo:font-size="12pt" style:text-underline-style="solid" style:text-underline-width="auto" style:text-underline-color="font-color" fo:font-weight="bold" officeooo:rsid="0015231d" officeooo:paragraph-rsid="00310d24" style:font-weight-asian="bold" style:font-weight-complex="bold"/>
    </style:style>
    <style:style style:name="P42" style:family="paragraph" style:parent-style-name="Standard">
      <style:text-properties fo:font-size="6pt" style:text-underline-style="none" fo:font-weight="bold" officeooo:rsid="00109374" officeooo:paragraph-rsid="00310d24" style:font-weight-asian="bold" style:font-weight-complex="bold"/>
    </style:style>
    <style:style style:name="P43" style:family="paragraph" style:parent-style-name="Standard">
      <style:paragraph-properties fo:break-before="page"/>
      <style:text-properties fo:font-size="18pt" officeooo:rsid="000409ac" officeooo:paragraph-rsid="001f3eae"/>
    </style:style>
    <style:style style:name="T1" style:family="text">
      <style:text-properties officeooo:rsid="00053434"/>
    </style:style>
    <style:style style:name="T2" style:family="text">
      <style:text-properties officeooo:rsid="0006ca3a"/>
    </style:style>
    <style:style style:name="T3" style:family="text">
      <style:text-properties fo:font-size="20pt"/>
    </style:style>
    <style:style style:name="T4" style:family="text">
      <style:text-properties fo:font-size="20pt" officeooo:rsid="0007ffc6"/>
    </style:style>
    <style:style style:name="T5" style:family="text">
      <style:text-properties officeooo:rsid="000918d3"/>
    </style:style>
    <style:style style:name="T6" style:family="text">
      <style:text-properties style:text-underline-style="solid" style:text-underline-width="auto" style:text-underline-color="font-color" officeooo:rsid="0007ffc6"/>
    </style:style>
    <style:style style:name="T7" style:family="text">
      <style:text-properties style:text-underline-style="solid" style:text-underline-width="auto" style:text-underline-color="font-color" officeooo:rsid="000c5717"/>
    </style:style>
    <style:style style:name="T8" style:family="text">
      <style:text-properties style:text-underline-style="solid" style:text-underline-width="auto" style:text-underline-color="font-color" officeooo:rsid="000f66fc"/>
    </style:style>
    <style:style style:name="T9" style:family="text">
      <style:text-properties style:text-underline-style="solid" style:text-underline-width="auto" style:text-underline-color="font-color" officeooo:rsid="001f3eae"/>
    </style:style>
    <style:style style:name="T10" style:family="text">
      <style:text-properties style:text-underline-style="solid" style:text-underline-width="auto" style:text-underline-color="font-color" officeooo:rsid="00310d24"/>
    </style:style>
    <style:style style:name="T11" style:family="text">
      <style:text-properties officeooo:rsid="000e3170"/>
    </style:style>
    <style:style style:name="T12" style:family="text">
      <style:text-properties officeooo:rsid="00109374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0f66fc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officeooo:rsid="001589b1"/>
    </style:style>
    <style:style style:name="T17" style:family="text">
      <style:text-properties officeooo:rsid="001aee39"/>
    </style:style>
    <style:style style:name="T18" style:family="text">
      <style:text-properties officeooo:rsid="001d3af0"/>
    </style:style>
    <style:style style:name="T19" style:family="text">
      <style:text-properties officeooo:rsid="001db539"/>
    </style:style>
    <style:style style:name="T20" style:family="text">
      <style:text-properties officeooo:rsid="001e4a65"/>
    </style:style>
    <style:style style:name="T21" style:family="text">
      <style:text-properties officeooo:rsid="00213b45"/>
    </style:style>
    <style:style style:name="T22" style:family="text">
      <style:text-properties officeooo:rsid="0021f028"/>
    </style:style>
    <style:style style:name="T23" style:family="text">
      <style:text-properties officeooo:rsid="002ea618"/>
    </style:style>
    <style:style style:name="T24" style:family="text">
      <style:text-properties officeooo:rsid="003082fa"/>
    </style:style>
    <style:style style:name="T25" style:family="text">
      <style:text-properties officeooo:rsid="0031cf19"/>
    </style:style>
    <style:style style:name="T26" style:family="text">
      <style:text-properties officeooo:rsid="00335b99"/>
    </style:style>
    <style:style style:name="T27" style:family="text">
      <style:text-properties officeooo:rsid="0033eff5"/>
    </style:style>
    <style:style style:name="T28" style:family="text">
      <style:text-properties officeooo:rsid="0034c79c"/>
    </style:style>
    <style:style style:name="T29" style:family="text">
      <style:text-properties officeooo:rsid="00366859"/>
    </style:style>
    <style:style style:name="T30" style:family="text">
      <style:text-properties officeooo:rsid="0036b5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DICATED TO GOD THE FATHER</text:p>
      <text:p text:style-name="P10"/>
      <text:p text:style-name="P3">All Rights Reserved Christopher Topalian Copyright 2020-2021</text:p>
      <text:p text:style-name="P3"/>
      <text:p text:style-name="P1"><text:span text:style-name="T3">Topalian Game Engine </text:span><text:span text:style-name="T4">Data Navigator</text:span></text:p>
      <text:p text:style-name="P11">T <text:s text:c="11"/>G <text:s text:c="7"/>E <text:s text:c="8"/><text:span text:style-name="T30"><text:s/></text:span>D <text:s text:c="5"/>N</text:p>
      <text:p text:style-name="P12"/>
      <text:p text:style-name="P39">Release Notes: <text:span text:style-name="T6">Version 02</text:span><text:span text:style-name="T10">4</text:span></text:p>
      <text:p text:style-name="P42"/>
      <text:p text:style-name="P41">TopalianGameEngineDataNavigator</text:p>
      <text:p text:style-name="P41"/>
      <text:p text:style-name="P40">We made it easier to <text:span text:style-name="T25">publish</text:span> the game engine to a web server.</text:p>
      <text:p text:style-name="P40">We <text:span text:style-name="T28">moved the</text:span> TopalianPlayerData.js and TopalianStructureData.js in<text:span text:style-name="T28">to</text:span> the js folder, to make it easier to upload to a server<text:span text:style-name="T27">, so that they are included in the main.js</text:span><text:span text:style-name="T28">,</text:span><text:span text:style-name="T27"> when the scripts are combined using the command prompt.</text:span></text:p>
      <text:p text:style-name="P40"/>
      <text:p text:style-name="P40">Now, to pub<text:span text:style-name="T29">l</text:span>ish the game engine to a server, it only requires the person to upload 3 files.</text:p>
      <text:p text:style-name="P40">TopalianGameEngineDataNavigator.html</text:p>
      <text:p text:style-name="P40">main.js</text:p>
      <text:p text:style-name="P40">TopalianData.js</text:p>
      <text:p text:style-name="P43">Release Notes: <text:span text:style-name="T6">Version 02</text:span><text:span text:style-name="T9">3</text:span></text:p>
      <text:p text:style-name="P36"/>
      <text:p text:style-name="P34">TopalianGameEngineDataNavigator</text:p>
      <text:p text:style-name="P21"><text:span text:style-name="T21">We now use</text:span><text:span text:style-name="T22"> many</text:span><text:span text:style-name="T21"> </text:span><text:span text:style-name="T22">individual</text:span> js files<text:span text:style-name="T21"> to make everything more organized.</text:span></text:p>
      <text:p text:style-name="P21"><text:span text:style-name="T17">Then, later, w</text:span>hen uploading to <text:span text:style-name="T17">a </text:span>server, we <text:span text:style-name="T17">first </text:span>combine the js files in<text:span text:style-name="T17">to</text:span> one <text:span text:style-name="T17">js file, </text:span>to make it easy.</text:p>
      <text:p text:style-name="P21">The instructions to combine all scripts into one is in the tutorials folder.</text:p>
      <text:p text:style-name="P21"/>
      <text:p text:style-name="P21">Menus added<text:span text:style-name="T16">:</text:span></text:p>
      <text:p text:style-name="P21">Player position menu</text:p>
      <text:p text:style-name="P29"><text:tab/>x, y text boxes added</text:p>
      <text:p text:style-name="P21">Player color menu</text:p>
      <text:p text:style-name="P24">Player texture menu</text:p>
      <text:p text:style-name="P21">Player<text:span text:style-name="T16"> speed menu</text:span></text:p>
      <text:p text:style-name="P21"/>
      <text:p text:style-name="P25">New sound efx added to menus</text:p>
      <text:p text:style-name="P25"/>
      <text:p text:style-name="P25">Immediate teleports now, when pressing an option.</text:p>
      <text:p text:style-name="P21"/>
      <text:p text:style-name="P23">GetDistance function added, to show distance of any object to the player.</text:p>
      <text:p text:style-name="P21"/>
      <text:p text:style-name="P22">JavaScript language shown in full on one row, and in categories now.</text:p>
      <text:p text:style-name="P21"/>
      <text:p text:style-name="P26">Create Structures<text:span text:style-name="T18"> added.</text:span></text:p>
      <text:p text:style-name="P26">Copy or download the structures array data anytime.</text:p>
      <text:p text:style-name="P30">Load the structures array data anytime.</text:p>
      <text:p text:style-name="P26"/>
      <text:p text:style-name="P27"><text:span text:style-name="T19">We are now </text:span>Loading the world in more sections, to make loading faster upon the start.</text:p>
      <text:p text:style-name="P27"/>
      <text:p text:style-name="P27">Player starts at the top of the screen in the Scripting Section, JavaScript.</text:p>
      <text:p text:style-name="P28"/>
      <text:p text:style-name="P29">Player Menu is now <text:span text:style-name="T19">much more </text:span>compact<text:span text:style-name="T20">.</text:span></text:p>
      <text:p text:style-name="P29"/>
      <text:p text:style-name="P31">Player Menu is now kept on the screen, even if person creates the menu when they are located near the 0 x position.</text:p>
      <text:p text:style-name="P32"/>
      <text:p text:style-name="P32">There are many more new features <text:span text:style-name="T23">in this update </text:span>that will be listed<text:span text:style-name="T24"> in time</text:span>.</text:p>
      <text:p text:style-name="P13">-------------------------------------</text:p>
      <text:p text:style-name="P6"/>
      <text:p text:style-name="P38">Release Notes: <text:span text:style-name="T6">Version 02</text:span><text:span text:style-name="T8">2</text:span></text:p>
      <text:p text:style-name="P35"/>
      <text:p text:style-name="P18">TopalianGameEngineDataNavigator</text:p>
      <text:p text:style-name="P20">Added more comments to explain the code.</text:p>
      <text:p text:style-name="P17">Cleaned code in many places.</text:p>
      <text:p text:style-name="P15">Added more content.</text:p>
      <text:p text:style-name="P19"/>
      <text:p text:style-name="P33"><text:span text:style-name="T15">TopalianSpreadsheetToJavascript</text:span><text:span text:style-name="T14"><text:line-break/>Single quotes, both straight and curly, can </text:span><text:span text:style-name="T13">now </text:span><text:span text:style-name="T14">be used, when entering data in our spreadsheets!</text:span></text:p>
      <text:p text:style-name="P17">This makes entering data so much easier for the user!</text:p>
      <text:p text:style-name="P14">We replace the single quotes, both straight and curly, with a backtick ` instead.</text:p>
      <text:p text:style-name="P20">Added more comments to explain the code.</text:p>
      <text:p text:style-name="P14"/>
      <text:p text:style-name="P18">TopalianSpreadsheetDATAFile</text:p>
      <text:p text:style-name="P16">Changed Color of Spreadsheet background<text:span text:style-name="T12">s</text:span> to a lighter color, to enable the mouse arrow to be seen easier.</text:p>
      <text:p text:style-name="P12">-------------------------------------</text:p>
      <text:p text:style-name="P12"/>
      <text:p text:style-name="P5"/>
      <text:p text:style-name="P37">Release Notes: <text:span text:style-name="T6">Version 02</text:span><text:span text:style-name="T7">1</text:span></text:p>
      <text:p text:style-name="P1"/>
      <text:p text:style-name="P1">Menu System Now Works Smoothly with one open at a time and closes nicely with one click.</text:p>
      <text:p text:style-name="P1"/>
      <text:p text:style-name="P1">Menu system now uses an X at the top to close windows, which is what most users expect to find.</text:p>
      <text:p text:style-name="P1"/>
      <text:p text:style-name="P8">ADDED</text:p>
      <text:p text:style-name="P1">Bookmark System, can be used to make CITIES of Homes!</text:p>
      <text:p text:style-name="P1"/>
      <text:p text:style-name="P1">Teleport System utilizes the bookmarks we make.</text:p>
      <text:p text:style-name="P1"/>
      <text:p text:style-name="P9">Bookmark Row created using Letter C</text:p>
      <text:p text:style-name="P9"/>
      <text:p text:style-name="P9">Bookmark Quick Goto is Shift + 1, Shift + 2, Shift + 3 etc, up to 0 on number on top of keyboard</text:p>
      <text:p text:style-name="P1"/>
      <text:p text:style-name="P2">Bookmark mode colors the player and informs them they are in bookmark mode.</text:p>
      <text:p text:style-name="P1"/>
      <text:p text:style-name="P1">Spreadsheet now shows 6<text:span text:style-name="T11">2</text:span> functions listed <text:span text:style-name="T5">for Topalian Game Engine Data Navigator</text:span>.</text:p>
      <text:p text:style-name="P1"/>
      <text:p text:style-name="P7">Music ADDED</text:p>
      <text:p text:style-name="P1">Music Menu <text:span text:style-name="T1">for Music in our Game World </text:span>with Two Songs Added <text:span text:style-name="T1">by default.</text:span></text:p>
      <text:p text:style-name="P1"/>
      <text:p text:style-name="P7">Sound ADDED</text:p>
      <text:p text:style-name="P1">Sound Efx added for when user opens a Menu <text:span text:style-name="T1">with Z button</text:span>, <text:span text:style-name="T2">Activates Bookmark mode </text:span><text:span text:style-name="T5">with letter B</text:span><text:span text:style-name="T2">, </text:span>Colors Bookmarks <text:span text:style-name="T5">with Letter C</text:span>, Deletes All Bookmarks <text:span text:style-name="T5">with Delete Button</text:span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4T13:57:51.810000000</meta:creation-date>
    <dc:date>2021-11-02T15:13:03.996000000</dc:date>
    <meta:editing-duration>P5DT12H26M22S</meta:editing-duration>
    <meta:editing-cycles>52</meta:editing-cycles>
    <meta:generator>LibreOffice/7.1.1.2$Windows_X86_64 LibreOffice_project/fe0b08f4af1bacafe4c7ecc87ce55bb426164676</meta:generator>
    <dc:description>Dedicated to God the Father

Topalian Game Engine Data Navigator - Release Notes
All Rights Reserved Christopher Topalian Copyright 2020-2021

College of Scripting Music &amp; Science

CollegeOfScripting.wordpress.com

CollegeOfScripting.weebly.com

Youtube.com/ScriptingCollege</dc:description>
    <meta:keyword>game engine</meta:keyword>
    <meta:keyword>javascript</meta:keyword>
    <meta:keyword>js</meta:keyword>
    <dc:subject>Release notes documenting the TGEDN</dc:subject>
    <dc:title>Topalian Game Engine Data Navigator - Release Notes</dc:title>
    <meta:document-statistic meta:table-count="0" meta:image-count="0" meta:object-count="0" meta:page-count="4" meta:paragraph-count="62" meta:word-count="544" meta:character-count="3304" meta:non-whitespace-character-count="2789"/>
  </office:meta>
</office:document-meta>
</file>